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solid" svg:stroke-width="0.102cm" svg:stroke-color="#cccc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ccccff" draw:marker-start-width="0.352cm" draw:marker-end="Arrow" draw:marker-end-width="0.452cm" draw:textarea-horizontal-align="center" draw:textarea-vertical-align="botto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102cm" svg:stroke-color="#ffff00" draw:marker-start="Arrow" draw:marker-start-width="0.457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auto-grow-height="true" fo:min-height="14.267cm"/>
    </style:style>
    <style:style style:name="pr8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  <style:text-properties fo:font-size="28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text:enable-numbering="true" fo:margin-left="1.2cm" fo:margin-right="0cm" fo:text-indent="-0.9cm"/>
      <style:text-properties fo:color="#ffffff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text:enable-numbering="true"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text:enable-numbering="false" fo:margin-left="1.2cm" fo:margin-right="0cm" fo:text-indent="-0.9cm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ccccff" fo:font-weight="bold"/>
    </style:style>
    <style:style style:name="P13" style:family="paragraph">
      <style:text-properties fo:font-style="italic" fo:font-weight="bold"/>
    </style:style>
    <style:style style:name="P14" style:family="paragraph">
      <style:text-properties fo:color="#ccccff" fo:font-size="16pt" fo:font-style="italic" fo:font-weight="bold"/>
    </style:style>
    <style:style style:name="P15" style:family="paragraph">
      <style:paragraph-properties fo:margin-left="0cm" fo:margin-right="0cm" fo:text-align="end" fo:text-indent="0cm"/>
    </style:style>
    <style:style style:name="P16" style:family="paragraph">
      <style:paragraph-properties fo:margin-left="0cm" fo:margin-right="0cm" fo:text-align="end" fo:text-indent="0cm"/>
      <style:text-properties fo:font-style="italic" fo:font-weight="bold"/>
    </style:style>
    <style:style style:name="P1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tyle="italic" fo:font-weight="bold"/>
    </style:style>
    <style:style style:name="P20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21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font-size="26pt" style:font-size-asian="26pt" style:font-size-complex="26pt" fo:hyphenate="false"/>
    </style:style>
    <style:style style:name="P22" style:family="paragraph">
      <style:paragraph-properties text:enable-numbering="false" fo:margin-left="1.2cm" fo:margin-right="0cm" fo:text-indent="-0.9cm"/>
      <style:text-properties fo:font-size="26pt" style:font-size-asian="26pt" style:font-size-complex="26pt"/>
    </style:style>
    <style:style style:name="P23" style:family="paragraph">
      <style:text-properties fo:font-size="16pt" fo:font-style="italic" fo:font-weight="bold"/>
    </style:style>
    <style:style style:name="P24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3.6cm" fo:margin-right="0cm" fo:text-indent="-0.6cm"/>
    </style:style>
    <style:style style:name="P27" style:family="paragraph">
      <style:paragraph-properties fo:margin-left="4.8cm" fo:margin-right="0cm" fo:text-indent="-0.6cm"/>
    </style:style>
    <style:style style:name="P28" style:family="paragraph">
      <style:paragraph-properties fo:margin-left="6cm" fo:margin-right="0cm" fo:text-indent="-0.6cm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color="#23ff23"/>
    </style:style>
    <style:style style:name="T5" style:family="text">
      <style:text-properties fo:color="#23ff23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ccccff" fo:font-size="26pt" style:font-size-asian="26pt" style:font-size-complex="26pt"/>
    </style:style>
    <style:style style:name="T8" style:family="text">
      <style:text-properties fo:color="#ffff00" fo:font-size="26pt" style:font-size-asian="26pt" style:font-size-complex="26pt"/>
    </style:style>
    <style:style style:name="T9" style:family="text">
      <style:text-properties fo:color="#23ff23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ccccff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ccccff"/>
    </style:style>
    <style:style style:name="T14" style:family="text">
      <style:text-properties fo:color="#ff8080" fo:font-size="26pt" style:font-size-asian="26pt" style:font-size-complex="26pt"/>
    </style:style>
    <style:style style:name="T15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6" style:family="text">
      <style:text-properties fo:font-size="24pt"/>
    </style:style>
    <style:style style:name="T17" style:family="text">
      <style:text-properties fo:color="#ffff00" fo:font-size="24pt"/>
    </style:style>
    <style:style style:name="T18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font-style="italic"/>
    </style:style>
    <style:style style:name="T20" style:family="text">
      <style:text-properties fo:color="#23ff23" fo:font-style="normal"/>
    </style:style>
    <style:style style:name="T21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font-style="italic" fo:font-weight="bold"/>
    </style:style>
    <style:style style:name="T23" style:family="text">
      <style:text-properties fo:color="#ccccff" fo:font-size="16pt" fo:font-style="italic" fo:font-weight="bold"/>
    </style:style>
    <style:style style:name="T24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23ff23" fo:font-style="italic"/>
    </style:style>
    <style:style style:name="T27" style:family="text">
      <style:text-properties fo:color="#23ff23" fo:font-style="normal" style:font-style-asian="normal" style:font-style-complex="normal"/>
    </style:style>
    <style:style style:name="T28" style:family="text">
      <style:text-properties fo:color="#23ff23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color="#23ff23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0" style:family="text">
      <style:text-properties fo:color="#ffffff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color="#ffff00" fo:font-style="italic"/>
    </style:style>
    <style:style style:name="T32" style:family="text">
      <style:text-properties fo:color="#ffffff" fo:font-style="italic"/>
    </style:style>
    <style:style style:name="T33" style:family="text">
      <style:text-properties style:text-position="super 58%" fo:font-style="italic" fo:font-weight="bold"/>
    </style:style>
    <style:style style:name="T34" style:family="text">
      <style:text-properties fo:color="#23ff23" fo:font-size="28pt" style:font-size-asian="28pt" style:font-size-complex="28pt"/>
    </style:style>
    <style:style style:name="T35" style:family="text">
      <style:text-properties fo:color="#ccccff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36" style:family="text">
      <style:text-properties fo:color="#ccccff" fo:font-style="italic"/>
    </style:style>
    <style:style style:name="T37" style:family="text">
      <style:text-properties fo:font-size="16pt" fo:font-style="italic" fo:font-weight="bold"/>
    </style:style>
    <style:style style:name="T38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9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0" style:family="text">
      <style:text-properties fo:color="#3deb3d"/>
    </style:style>
    <style:style style:name="T41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2" style:family="text">
      <style:text-properties fo:color="#ffff00" fo:font-size="28pt" fo:font-style="italic" style:font-size-asian="28pt" style:font-style-asian="italic" style:font-size-complex="28pt" style:font-style-complex="italic"/>
    </style:style>
    <style:style style:name="T43" style:family="text">
      <style:text-properties fo:color="#ccccff" fo:font-size="28pt" fo:font-style="italic" style:font-size-asian="28pt" style:font-style-asian="italic" style:font-size-complex="28pt" style:font-style-complex="italic"/>
    </style:style>
    <style:style style:name="T44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45" style:family="text">
      <style:text-properties fo:color="#23ff23" style:text-outline="false" style:text-line-through-style="none" style:text-position="0% 100%" fo:font-family="'Lucida Sans'" style:font-style-name="Regular" style:font-family-generic="swiss" style:font-pitch="variable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'" style:font-style-name-asian="Regular" style:font-family-generic-asian="swiss" style:font-pitch-asian="variable" style:font-size-asian="26pt" style:language-asian="en" style:country-asian="US" style:font-style-asian="normal" style:font-weight-asian="bold" style:font-family-complex="'Lucida Sans'" style:font-style-name-complex="Regular" style:font-family-generic-complex="swiss" style:font-pitch-complex="variable" style:font-size-complex="26pt" style:language-complex="en" style:country-complex="US" style:font-style-complex="normal" style:font-weight-complex="bold" style:text-emphasize="none" style:text-scale="100%" style:font-relief="none"/>
    </style:style>
    <style:style style:name="T46" style:family="text">
      <style:text-properties fo:color="#23ff23" fo:font-size="26pt" fo:font-weight="bold" style:font-size-asian="26pt" style:font-size-complex="26pt"/>
    </style:style>
    <style:style style:name="T47" style:family="text">
      <style:text-properties fo:color="#23ff23" fo:font-size="26pt" fo:font-weight="bold" style:font-size-asian="22pt" style:font-size-complex="22pt"/>
    </style:style>
    <style:style style:name="T48" style:family="text">
      <style:text-properties fo:color="#ffff00" fo:font-size="26pt" fo:font-weight="bold" style:font-size-asian="22pt" style:font-size-complex="22pt"/>
    </style:style>
    <style:style style:name="T49" style:family="text">
      <style:text-properties fo:color="#ffff00" fo:font-size="26pt" fo:font-weight="bold" style:font-size-asian="26pt" style:font-size-complex="26pt"/>
    </style:style>
    <style:style style:name="T50" style:family="text">
      <style:text-properties fo:color="#ccccff" fo:font-weight="bold" style:font-weight-asian="bold" style:font-weight-complex="bold"/>
    </style:style>
    <style:style style:name="T51" style:family="text">
      <style:text-properties style:text-position="33% 58%"/>
    </style:style>
    <style:style style:name="T52" style:family="text">
      <style:text-properties fo:color="#23ff23" fo:font-size="24pt" fo:font-weight="bold"/>
    </style:style>
    <style:style style:name="T53" style:family="text">
      <style:text-properties fo:font-size="28pt" style:font-size-asian="40pt" style:font-size-complex="40pt"/>
    </style:style>
    <style:style style:name="T54" style:family="text">
      <style:text-properties fo:color="#ffff00" fo:font-size="28pt" style:font-size-asian="40pt" style:font-size-complex="40pt"/>
    </style:style>
    <style:style style:name="T55" style:family="text">
      <style:text-properties fo:color="#23ff23" fo:font-size="26pt" fo:font-weight="bold" style:font-size-asian="28pt" style:font-size-complex="28pt"/>
    </style:style>
    <style:style style:name="T56" style:family="text">
      <style:text-properties fo:color="#ffffff" fo:font-size="26pt" fo:font-style="italic" fo:font-weight="bold" style:font-size-asian="28pt" style:font-size-complex="28pt"/>
    </style:style>
    <style:style style:name="T57" style:family="text">
      <style:text-properties fo:color="#ffffff" fo:font-size="26pt" fo:font-style="italic" fo:font-weight="bold" style:font-size-asian="24pt" style:font-size-complex="24pt"/>
    </style:style>
    <style:style style:name="T58" style:family="text">
      <style:text-properties fo:color="#23ff23" fo:font-size="26pt" fo:font-weight="bold" style:font-size-asian="24pt" style:font-size-complex="24pt"/>
    </style:style>
    <style:style style:name="T59" style:family="text">
      <style:text-properties fo:color="#ffffff" fo:font-size="28pt" style:font-size-asian="40pt" style:font-size-complex="40pt"/>
    </style:style>
    <style:style style:name="T60" style:family="text">
      <style:text-properties fo:color="#23ff23" fo:font-size="24pt" fo:font-weight="bold" style:font-size-asian="32pt" style:font-size-complex="32pt"/>
    </style:style>
    <style:style style:name="T61" style:family="text">
      <style:text-properties fo:color="#ffffff" fo:font-size="24pt" fo:font-weight="bold" style:font-size-asian="32pt" style:font-size-complex="32pt"/>
    </style:style>
    <style:style style:name="T62" style:family="text">
      <style:text-properties fo:color="#ccccff" fo:font-size="24pt" fo:font-weight="bold" style:font-size-asian="32pt" style:font-size-complex="32pt"/>
    </style:style>
    <style:style style:name="T63" style:family="text">
      <style:text-properties fo:color="#ffffff" fo:font-size="24pt" fo:font-style="italic" fo:font-weight="normal" style:font-style-asian="italic" style:font-style-complex="italic"/>
    </style:style>
    <style:style style:name="T64" style:family="text">
      <style:text-properties fo:color="#ffff00" fo:font-size="24pt" fo:font-style="italic" fo:font-weight="normal" style:font-style-asian="italic" style:font-style-complex="italic"/>
    </style:style>
    <style:style style:name="T65" style:family="text">
      <style:text-properties fo:color="#23ff23" fo:font-size="26pt" fo:font-weight="bold" style:font-size-asian="32pt" style:font-size-complex="32pt"/>
    </style:style>
    <style:style style:name="T66" style:family="text">
      <style:text-properties fo:color="#23ff23" fo:font-size="24pt" fo:font-weight="bold" style:font-size-asian="26pt" style:font-size-complex="26pt"/>
    </style:style>
    <style:style style:name="T67" style:family="text">
      <style:text-properties fo:color="#23ff23" fo:font-size="24pt" fo:font-weight="bold" style:font-size-asian="22pt" style:font-size-complex="22pt"/>
    </style:style>
    <style:style style:name="T68" style:family="text">
      <style:text-properties fo:color="#23ff23" fo:font-size="22pt" fo:font-weight="bold"/>
    </style:style>
    <style:style style:name="T69" style:family="text">
      <style:text-properties fo:font-size="24pt" fo:font-style="italic" style:font-style-asian="italic" style:font-style-complex="italic"/>
    </style:style>
    <style:style style:name="T70" style:family="text">
      <style:text-properties fo:color="#ffff00" fo:font-size="24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 140: if, while, for</presentation:footer-decl>
      <presentation:footer-decl presentation:name="ftr2">CMPTxxxx</presentation:footer-decl>
      <presentation:date-time-decl presentation:name="dtd1" presentation:source="fixed">28 Sep 2010</presentation:date-time-decl>
      <presentation:date-time-decl presentation:name="dtd2" presentation:source="current-date" style:data-style-name="D3"/>
      <draw:page draw:name="page1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ontrol Structures:<text:line-break/><text:tab/>if, while, for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28 Sep 2010</text:span></text:p>
            <text:p text:style-name="P1"><text:span text:style-name="T1">CMPT140</text:span></text:p>
            <text:p text:style-name="P1"><text:span text:style-name="T1">Dr. Sean Ho</text:span></text:p>
            <text:p text:style-name="P1"><text:span text:style-name="T1">Trinity Western University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2">Formatting</text:span><text:span text:style-name="T3"> strings</text:span></text:p>
              </text:list-item>
              <text:list-item>
                <text:p text:style-name="P4"><text:span text:style-name="T4">abs</text:span><text:span text:style-name="T3">(), </text:span><text:span text:style-name="T4">+=</text:span><text:span text:style-name="T3">, string.</text:span><text:span text:style-name="T4">capitalize</text:span><text:span text:style-name="T3">(), print(,</text:span><text:span text:style-name="T4">end</text:span><text:span text:style-name="T3">=)</text:span></text:p>
              </text:list-item>
              <text:list-item>
                <text:p text:style-name="P4"><text:span text:style-name="T2">Qualified</text:span><text:span text:style-name="T3"> import</text:span></text:p>
              </text:list-item>
              <text:list-item>
                <text:p text:style-name="P4"><text:span text:style-name="T2">Selection</text:span><text:span text:style-name="T3">: </text:span><text:span text:style-name="T4">if</text:span><text:span text:style-name="T3">, </text:span><text:span text:style-name="T4">if</text:span><text:span text:style-name="T3">..</text:span><text:span text:style-name="T4">else</text:span><text:span text:style-name="T3">.., </text:span><text:span text:style-name="T4">if</text:span><text:span text:style-name="T3">..</text:span><text:span text:style-name="T4">elif</text:span><text:span text:style-name="T3">..</text:span><text:span text:style-name="T4">else</text:span></text:p>
              </text:list-item>
              <text:list-item>
                <text:p text:style-name="P4"><text:span text:style-name="T2">Loops</text:span><text:span text:style-name="T3">: </text:span><text:span text:style-name="T4">while</text:span></text:p>
                <text:list>
                  <text:list-item>
                    <text:p><text:span text:style-name="T2">Sentinel</text:span><text:span text:style-name="T3"> variables and loop </text:span><text:span text:style-name="T2">counters</text:span></text:p>
                  </text:list-item>
                  <text:list-item>
                    <text:p><text:span text:style-name="T3">Using </text:span><text:span text:style-name="T2">mathematical</text:span><text:span text:style-name="T3"> closed forms instead of loops</text:span></text:p>
                  </text:list-item>
                  <text:list-item>
                    <text:p><text:span text:style-name="T4">for</text:span><text:span text:style-name="T3"> loop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tring concat, repetition</text:p>
          </draw:text-box>
        </draw:frame>
        <draw:frame presentation:style-name="pr5" draw:text-style-name="P7" draw:layer="layout" svg:width="25.199cm" svg:height="15.126cm" svg:x="1.4cm" svg:y="4.507cm" presentation:class="outline" presentation:user-transformed="true">
          <draw:text-box>
            <text:list text:style-name="L2">
              <text:list-item>
                <text:p text:style-name="P4">The plus operator (<text:span text:style-name="T2">+</text:span>) is overloaded to work with strings: <text:span text:style-name="T2">concatenation</text:span></text:p>
                <text:list>
                  <text:list-item>
                    <text:p><text:span text:style-name="T5">“</text:span><text:span text:style-name="T5">Hello” + “World!”</text:span><text:span text:style-name="T5"><text:tab/></text:span><text:span text:style-name="T6">→</text:span><text:span text:style-name="T6"><text:tab/></text:span><text:span text:style-name="T7">“HelloWorld!”</text:span></text:p>
                  </text:list-item>
                </text:list>
              </text:list-item>
              <text:list-item>
                <text:p><text:span text:style-name="T2">Overloading</text:span> is when one operator or function can do <text:span text:style-name="T2">different</text:span> things depending on the <text:span text:style-name="T2">type</text:span> of its arguments:</text:p>
                <text:list>
                  <text:list-item>
                    <text:p><text:span text:style-name="T5">2 + 3</text:span><text:span text:style-name="T6"><text:tab/></text:span><text:span text:style-name="T6"><text:tab/></text:span><text:span text:style-name="T6"><text:tab/></text:span><text:span text:style-name="T6">→ </text:span><text:span text:style-name="T8">integer</text:span><text:span text:style-name="T6"> addition</text:span></text:p>
                  </text:list-item>
                  <text:list-item>
                    <text:p><text:span text:style-name="T5">2 + 3.0</text:span><text:span text:style-name="T6"><text:tab/></text:span><text:span text:style-name="T6"><text:tab/></text:span><text:span text:style-name="T6">→ </text:span><text:span text:style-name="T8">float</text:span><text:span text:style-name="T6"> addition</text:span></text:p>
                  </text:list-item>
                  <text:list-item>
                    <text:p><text:span text:style-name="T5">“</text:span><text:span text:style-name="T5">A” + “B”</text:span><text:span text:style-name="T6"><text:tab/></text:span><text:span text:style-name="T6"><text:tab/></text:span><text:span text:style-name="T6">→ </text:span><text:span text:style-name="T8">string</text:span><text:span text:style-name="T6"> concatenation</text:span></text:p>
                  </text:list-item>
                </text:list>
              </text:list-item>
              <text:list-item>
                <text:p text:style-name="P4">Python also has string <text:span text:style-name="T2">repetition</text:span>:</text:p>
                <text:list>
                  <text:list-item>
                    <text:p><text:span text:style-name="T5">“</text:span><text:span text:style-name="T5">Hi!” * 3</text:span><text:span text:style-name="T6"><text:tab/></text:span><text:span text:style-name="T6"><text:tab/></text:span><text:span text:style-name="T6">→ </text:span><text:span text:style-name="T7">“Hi!Hi!Hi!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mat strings: %</text:p>
          </draw:text-box>
        </draw:frame>
        <draw:frame presentation:style-name="pr5" draw:text-style-name="P7" draw:layer="layout" svg:width="25.199cm" svg:height="14.659cm" svg:x="1.4cm" svg:y="4.507cm" presentation:class="outline" presentation:user-transformed="true">
          <draw:text-box>
            <text:list text:style-name="L2">
              <text:list-item>
                <text:p text:style-name="P4">The <text:span text:style-name="T4">%</text:span> operator is also overloaded:</text:p>
                <text:list>
                  <text:list-item>
                    <text:p><text:span text:style-name="T9">“</text:span><text:span text:style-name="T9">You have %d apples” % 7</text:span></text:p>
                    <text:list>
                      <text:list-item>
                        <text:p><text:span text:style-name="T10">→</text:span><text:span text:style-name="T11"> “</text:span><text:span text:style-name="T11">You have 7 apples”</text:span></text:p>
                      </text:list-item>
                    </text:list>
                  </text:list-item>
                </text:list>
              </text:list-item>
              <text:list-item>
                <text:p>It can take a <text:span text:style-name="T2">list</text:span> of arguments:</text:p>
                <text:list>
                  <text:list-item>
                    <text:p><text:span text:style-name="T9">“</text:span><text:span text:style-name="T9">%d apples and %d oranges” % (7, 10)</text:span></text:p>
                    <text:list>
                      <text:list-item>
                        <text:p><text:span text:style-name="T12">→ </text:span><text:span text:style-name="T11">“</text:span><text:span text:style-name="T11">7 apples and 10 oranges”</text:span></text:p>
                      </text:list-item>
                    </text:list>
                  </text:list-item>
                </text:list>
              </text:list-item>
              <text:list-item>
                <text:p>Format codes:</text:p>
                <text:list>
                  <text:list-item>
                    <text:p><text:span text:style-name="T2">%d</text:span>: integer</text:p>
                  </text:list-item>
                  <text:list-item>
                    <text:p><text:span text:style-name="T2">%f</text:span>: float</text:p>
                  </text:list-item>
                  <text:list-item>
                    <text:p><text:span text:style-name="T2">%s</text:span>: str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ield width on %d and %f</text:p>
          </draw:text-box>
        </draw:frame>
        <draw:frame presentation:style-name="pr7" draw:layer="layout" svg:width="25.199cm" svg:height="15.215cm" svg:x="1.4cm" svg:y="4.507cm" presentation:class="outline" presentation:user-transformed="true">
          <draw:text-box>
            <text:list text:style-name="L2">
              <text:list-item>
                <text:p><text:span text:style-name="T4">“</text:span><text:span text:style-name="T4">%3d apples” % 5</text:span></text:p>
                <text:list>
                  <text:list-item>
                    <text:p><text:span text:style-name="T13">“ <text:s/></text:span><text:span text:style-name="T13">5 apples”</text:span> (note two <text:span text:style-name="T2">leading</text:span> spaces)</text:p>
                  </text:list-item>
                </text:list>
              </text:list-item>
              <text:list-item>
                <text:p><text:span text:style-name="T4">“</text:span><text:span text:style-name="T4">%-3d apples” % 5</text:span></text:p>
                <text:list>
                  <text:list-item>
                    <text:p><text:span text:style-name="T13">“</text:span><text:span text:style-name="T13">5 <text:s text:c="2"/>apples”</text:span> (left-aligned: two <text:span text:style-name="T2">trailing</text:span> spc)</text:p>
                  </text:list-item>
                </text:list>
              </text:list-item>
              <text:list-item>
                <text:p><text:span text:style-name="T4">“</text:span><text:span text:style-name="T4">%03d apples” % 5</text:span></text:p>
                <text:list>
                  <text:list-item>
                    <text:p><text:span text:style-name="T13">“</text:span><text:span text:style-name="T13">005 apples”</text:span> (padded with <text:span text:style-name="T2">zeros</text:span>)</text:p>
                  </text:list-item>
                </text:list>
              </text:list-item>
              <text:list-item>
                <text:p><text:span text:style-name="T4">“</text:span><text:span text:style-name="T4">%4.1f apples” % 5.273</text:span></text:p>
                <text:list>
                  <text:list-item>
                    <text:p><text:span text:style-name="T13">“ </text:span><text:span text:style-name="T13">5.3 apples”</text:span>:</text:p>
                  </text:list-item>
                  <text:list-item>
                    <text:p><text:span text:style-name="T4">4</text:span> is <text:span text:style-name="T2">total</text:span> field width, including decimal</text:p>
                  </text:list-item>
                  <text:list-item>
                    <text:p><text:span text:style-name="T4">1</text:span> is number of digits <text:span text:style-name="T2">after</text:span> decimal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 few misc nifty trick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2">Absolute</text:span> value built-in: <text:span text:style-name="T4">abs(-5.0)</text:span><text:span text:style-name="T4"><text:tab/></text:span><text:span text:style-name="T3">→</text:span><text:span text:style-name="T4"><text:tab/></text:span><text:span text:style-name="T13">5.0</text:span></text:p>
              </text:list-item>
              <text:list-item>
                <text:p text:style-name="P4"><text:span text:style-name="T2">Increment</text:span>/decrement, etc:</text:p>
                <text:list>
                  <text:list-item>
                    <text:p text:style-name="P8"><text:span text:style-name="T5">count += 1</text:span><text:span text:style-name="T5"><text:tab/></text:span><text:span text:style-name="T5"><text:tab/></text:span><text:span text:style-name="T5"><text:tab/></text:span><text:span text:style-name="T5"><text:tab/></text:span><text:span text:style-name="T14"># count = count + 1</text:span></text:p>
                  </text:list-item>
                  <text:list-item>
                    <text:p text:style-name="P8"><text:span text:style-name="T5">numApples *= 2</text:span><text:span text:style-name="T6"><text:tab/></text:span><text:span text:style-name="T6"><text:tab/></text:span><text:span text:style-name="T14"># nA = nA * 2</text:span></text:p>
                  </text:list-item>
                  <text:list-item>
                    <text:p text:style-name="P8">No builtin “<text:span text:style-name="T2">++</text:span>” operator as in C++/Java</text:p>
                  </text:list-item>
                </text:list>
              </text:list-item>
              <text:list-item>
                <text:p text:style-name="P4">Turn strings into <text:span text:style-name="T2">all-caps</text:span> (import string):</text:p>
                <text:list>
                  <text:list-item>
                    <text:p text:style-name="P8"><text:span text:style-name="T5">string.upper(“Hello”)</text:span><text:span text:style-name="T6"><text:tab/></text:span><text:span text:style-name="T6"><text:tab/></text:span><text:span text:style-name="T6">→</text:span><text:span text:style-name="T14"> </text:span><text:span text:style-name="T7">“HELLO”</text:span></text:p>
                  </text:list-item>
                </text:list>
              </text:list-item>
              <text:list-item>
                <text:p text:style-name="P4">Output space instead of newline after print():</text:p>
                <text:list>
                  <text:list-item>
                    <text:p><text:span text:style-name="T5">print(“Status:”, end=“ ”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alified import</text:p>
          </draw:text-box>
        </draw:frame>
        <draw:frame presentation:style-name="pr5" draw:text-style-name="P4" draw:layer="layout" svg:width="25.199cm" svg:height="14.267cm" svg:x="1.4cm" svg:y="4.507cm" presentation:class="outline">
          <draw:text-box>
            <text:list text:style-name="L2">
              <text:list-item>
                <text:p text:style-name="P4">The usual way to <text:span text:style-name="T2">import</text:span> a library:</text:p>
              </text:list-item>
            </text:list>
            <text:p text:style-name="P9"><text:span text:style-name="T15">import string</text:span></text:p>
            <text:p text:style-name="P9"><text:span text:style-name="T15">string.capitalize(“Hello!”)</text:span></text:p>
            <text:list text:continue-numbering="true" text:style-name="L2">
              <text:list-item>
                <text:p text:style-name="P4">Import <text:span text:style-name="T2">individual</text:span> functions from a library:</text:p>
              </text:list-item>
            </text:list>
            <text:p text:style-name="P9"><text:span text:style-name="T15">from string import capitalize</text:span></text:p>
            <text:p text:style-name="P9"><text:span text:style-name="T15">capitalize(“Hello!”)</text:span></text:p>
            <text:list text:continue-numbering="true" text:style-name="L2">
              <text:list-item>
                <text:p text:style-name="P4">Or import an <text:span text:style-name="T2">entire</text:span> <text:span text:style-name="T3">library</text:span> (discouraged):</text:p>
              </text:list-item>
            </text:list>
            <text:p text:style-name="P9"><text:span text:style-name="T15">from string import *</text:span></text:p>
            <text:p text:style-name="P9"><text:span text:style-name="T15">capitalize(“Hello!”)</text:span></text:p>
            <text:list text:continue-numbering="true" text:style-name="L2">
              <text:list-item>
                <text:p text:style-name="P4">We'll learn later about <text:span text:style-name="T2">namespac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8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gram Structure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Five basic program <text:span text:style-name="T2">structure</text:span>/flow abstractions:</text:p>
                <text:list>
                  <text:list-item>
                    <text:p text:style-name="P8"><text:span text:style-name="T2">Sequence</text:span> (newline)</text:p>
                  </text:list-item>
                  <text:list-item>
                    <text:p text:style-name="P8"><text:span text:style-name="T2">Selection</text:span> (<text:span text:style-name="T13">if ... elif ... else</text:span>)</text:p>
                  </text:list-item>
                  <text:list-item>
                    <text:p text:style-name="P8"><text:span text:style-name="T2">Repetition/loops</text:span> (<text:span text:style-name="T13">while, for</text:span>)</text:p>
                  </text:list-item>
                  <text:list-item>
                    <text:p text:style-name="P8"><text:span text:style-name="T2">Composition</text:span> (subroutines)</text:p>
                  </text:list-item>
                  <text:list-item>
                    <text:p text:style-name="P8"><text:span text:style-name="T2">Parallelism</text:span></text:p>
                  </text:list-item>
                </text:list>
              </text:list-item>
              <text:list-item>
                <text:p text:style-name="P4">Today covers the first <text:span text:style-name="T2">three</text:span> program structure abstract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tement sequences</text:p>
          </draw:text-box>
        </draw:frame>
        <draw:frame presentation:style-name="pr5" draw:text-style-name="P4" draw:layer="layout" svg:width="25.199cm" svg:height="14.385cm" svg:x="1.4cm" svg:y="4.507cm" presentation:class="outline" presentation:user-transformed="true">
          <draw:text-box>
            <text:list text:style-name="L2">
              <text:list-item>
                <text:p text:style-name="P4">A <text:span text:style-name="T2">sequence</text:span> of statements is executed in order:</text:p>
                <text:list>
                  <text:list-item>
                    <text:p text:style-name="P8"><text:span text:style-name="T16">Successive statements are not executed until the preceding statement is </text:span><text:span text:style-name="T17">completed</text:span></text:p>
                  </text:list-item>
                </text:list>
              </text:list-item>
            </text:list>
            <text:p text:style-name="P9"><text:span text:style-name="T18">print(“Running really_slow_function() ...”)</text:span></text:p>
            <text:p text:style-name="P9"><text:span text:style-name="T18">really_slow_function()</text:span></text:p>
            <text:p text:style-name="P9"><text:span text:style-name="T18">print(“done!”)</text:span></text:p>
            <text:list text:continue-numbering="true" text:style-name="L2">
              <text:list-item>
                <text:p text:style-name="P4">Separate statements are on separate <text:span text:style-name="T2">lines</text:span></text:p>
                <text:list>
                  <text:list-item>
                    <text:p text:style-name="P8"><text:span text:style-name="T2">Whitespace</text:span> and <text:span text:style-name="T2">newlines</text:span> matter in Python</text:p>
                  </text:list-item>
                  <text:list-item>
                    <text:p text:style-name="P8">In most other languages, <text:span text:style-name="T2">semicolon</text:span> (<text:span text:style-name="T4">;</text:span>) separates statements, and newlines don't matte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imple selection: if 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p text:style-name="P4"><text:span text:style-name="T4">if</text:span> <text:span text:style-name="T19">condition </text:span><text:span text:style-name="T20">:</text:span></text:p>
            <text:p text:style-name="P9"><text:span text:style-name="T21">statement sequence</text:span><text:span text:style-name="T21"><text:line-break/></text:span><text:span text:style-name="T21"/></text:p>
            <text:list text:style-name="L2">
              <text:list-item>
                <text:p text:style-name="P4"><text:span text:style-name="T2">Indentation</text:span> (tab) indicates what's part of the statement sequence</text:p>
              </text:list-item>
              <text:list-item>
                <text:p text:style-name="P4">Condition is a <text:span text:style-name="T2">Boolean expression</text:span> evaluating to either <text:span text:style-name="T13">True</text:span> or <text:span text:style-name="T13">False</text:span></text:p>
              </text:list-item>
              <text:list-item>
                <text:p text:style-name="P4"><text:span text:style-name="T2">Conditional execution</text:span>: if condition evaluates to <text:span text:style-name="T13">False</text:span>, then the statement sequence is skipped over and <text:span text:style-name="T2">not executed</text:span></text:p>
              </text:list-item>
            </text:list>
          </draw:text-box>
        </draw:frame>
        <draw:g>
          <draw:circle draw:style-name="gr2" draw:text-style-name="P11" draw:id="id1" draw:layer="layout" svg:width="0.635cm" svg:height="0.635cm" svg:x="20.46cm" svg:y="2.715cm">
            <text:p/>
          </draw:circle>
          <draw:connector draw:style-name="gr3" draw:text-style-name="P11" draw:layer="layout" draw:type="line" svg:x1="20.734cm" svg:y1="0.901cm" svg:x2="20.777cm" svg:y2="2.715cm" draw:end-shape="id1" draw:end-glue-point="0" svg:d="m20734 901 43 1814">
            <text:p/>
          </draw:connector>
          <draw:circle draw:style-name="gr2" draw:text-style-name="P11" draw:id="id3" draw:layer="layout" svg:width="0.635cm" svg:height="0.635cm" svg:x="20.46cm" svg:y="6.155cm">
            <text:p/>
          </draw:circle>
          <draw:circle draw:style-name="gr2" draw:text-style-name="P11" draw:id="id2" draw:layer="layout" svg:width="0.635cm" svg:height="0.635cm" svg:x="22.7cm" svg:y="4.385cm">
            <text:p/>
          </draw:circle>
          <draw:connector draw:style-name="gr4" draw:text-style-name="P12" draw:layer="layout" draw:type="line" svg:x1="21.095cm" svg:y1="3.032cm" svg:x2="23.017cm" svg:y2="4.385cm" draw:start-shape="id1" draw:start-glue-point="1" draw:end-shape="id2" draw:end-glue-point="0" svg:d="m21095 3032 1922 1353">
            <text:p/>
          </draw:connector>
          <draw:connector draw:style-name="gr3" draw:text-style-name="P11" draw:layer="layout" draw:type="line" svg:x1="20.777cm" svg:y1="3.35cm" svg:x2="20.777cm" svg:y2="6.155cm" draw:start-shape="id1" draw:start-glue-point="2" draw:end-shape="id3" draw:end-glue-point="0" svg:d="m20777 3350v2805">
            <text:p/>
          </draw:connector>
          <draw:connector draw:style-name="gr3" draw:text-style-name="P11" draw:layer="layout" draw:type="line" svg:x1="23.017cm" svg:y1="5.02cm" svg:x2="21.095cm" svg:y2="6.472cm" draw:start-shape="id2" draw:start-glue-point="2" draw:end-shape="id3" draw:end-glue-point="1" svg:d="m23017 5020-1922 1452">
            <text:p/>
          </draw:connector>
          <draw:connector draw:style-name="gr3" draw:text-style-name="P11" draw:layer="layout" draw:type="line" svg:x1="20.777cm" svg:y1="6.79cm" svg:x2="20.768cm" svg:y2="7.907cm" draw:start-shape="id3" draw:start-glue-point="2" svg:d="m20777 6790-9 1117">
            <text:p/>
          </draw:connector>
          <draw:frame draw:style-name="gr5" draw:text-style-name="P13" draw:layer="layout" svg:width="3.846cm" svg:height="0.988cm" svg:x="16.75cm" svg:y="2.28cm">
            <draw:text-box>
              <text:p text:style-name="P1"><text:span text:style-name="T22">condition</text:span></text:p>
            </draw:text-box>
          </draw:frame>
          <draw:frame draw:style-name="gr5" draw:text-style-name="P13" draw:layer="layout" svg:width="3.91cm" svg:height="0.988cm" svg:x="23.551cm" svg:y="4.029cm">
            <draw:text-box>
              <text:p text:style-name="P1"><text:span text:style-name="T22">sequence</text:span></text:p>
            </draw:text-box>
          </draw:frame>
          <draw:frame draw:style-name="gr5" draw:text-style-name="P14" draw:layer="layout" svg:width="1.95cm" svg:height="0.903cm" svg:x="21.427cm" svg:y="2.659cm">
            <draw:text-box>
              <text:p text:style-name="P1"><text:span text:style-name="T23">True</text:span></text:p>
            </draw:text-box>
          </draw:frame>
          <draw:frame draw:style-name="gr5" draw:text-style-name="P14" draw:layer="layout" svg:width="2.178cm" svg:height="0.903cm" svg:x="18.727cm" svg:y="3.959cm">
            <draw:text-box>
              <text:p text:style-name="P1"><text:span text:style-name="T23">False</text:span></text:p>
            </draw:text-box>
          </draw:frame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: if</text:p>
          </draw:text-box>
        </draw:frame>
        <draw:frame presentation:style-name="pr5" draw:text-style-name="P10" draw:layer="layout" svg:width="25.199cm" svg:height="14.268cm" svg:x="1.4cm" svg:y="4.507cm" presentation:class="outline" presentation:user-transformed="true">
          <draw:text-box>
            <text:p text:style-name="P4"><text:span text:style-name="T4">if numApples &gt; 12:</text:span></text:p>
            <text:p text:style-name="P9"><text:span text:style-name="T15">print(“Okay, that's waay too many apples!”)</text:span></text:p>
            <text:p text:style-name="P4"><text:span text:style-name="T4">print(“Let's eat some apples!”)</text:span></text:p>
            <text:p text:style-name="P4"/>
            <text:list text:style-name="L2">
              <text:list-item>
                <text:p text:style-name="P4">Observe <text:span text:style-name="T2">indentation </text:span><text:span text:style-name="T3">(it matters in Python!)</text:span></text:p>
              </text:list-item>
              <text:list-item>
                <text:p text:style-name="P4"><text:span text:style-name="T2">Parentheses () </text:span><text:span text:style-name="T3">not needed around condition</text:span></text:p>
                <text:list>
                  <text:list-item>
                    <text:p text:style-name="P8"><text:span text:style-name="T3">But if condition is complex, parentheses may be useful to clarify precedence:</text:span></text:p>
                  </text:list-item>
                  <text:list-item>
                    <text:p><text:span text:style-name="T24">if (numApples &gt; 5) and (numApples &lt; 12):</text:span></text:p>
                  </text:list-item>
                  <text:list-item>
                    <text:p><text:span text:style-name="T25">Or:</text:span><text:span text:style-name="T24"> if 5 &lt; numApples &lt; 12: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ranching: if ... else ...</text:p>
          </draw:text-box>
        </draw:frame>
        <draw:frame presentation:style-name="pr5" draw:text-style-name="P10" draw:layer="layout" svg:width="13.84cm" svg:height="14.267cm" svg:x="1.4cm" svg:y="4.507cm" presentation:class="outline" presentation:user-transformed="true">
          <draw:text-box>
            <text:p text:style-name="P4"><text:span text:style-name="T4">if</text:span> <text:span text:style-name="T19">condition</text:span><text:span text:style-name="T26"> </text:span><text:span text:style-name="T20">:</text:span></text:p>
            <text:p text:style-name="P9"><text:span text:style-name="T21">statement sequence</text:span></text:p>
            <text:p text:style-name="P4"><text:span text:style-name="T27">else :</text:span></text:p>
            <text:p text:style-name="P9"><text:span text:style-name="T21">statement sequence</text:span><text:span text:style-name="T21"><text:line-break/></text:span><text:span text:style-name="T21"/></text:p>
            <text:list text:style-name="L2">
              <text:list-item>
                <text:p text:style-name="P4">Only <text:span text:style-name="T2">one</text:span> of the two statement sequences is executed</text:p>
              </text:list-item>
            </text:list>
          </draw:text-box>
        </draw:frame>
        <draw:g>
          <draw:circle draw:style-name="gr2" draw:text-style-name="P11" draw:id="id4" draw:layer="layout" svg:width="0.635cm" svg:height="0.635cm" svg:x="20.561cm" svg:y="5.515cm">
            <text:p/>
          </draw:circle>
          <draw:connector draw:style-name="gr3" draw:text-style-name="P11" draw:layer="layout" draw:type="line" svg:x1="20.877cm" svg:y1="3.915cm" svg:x2="20.878cm" svg:y2="5.515cm" draw:end-shape="id4" draw:end-glue-point="0" svg:d="m20877 3915 1 1600">
            <text:p/>
          </draw:connector>
          <draw:circle draw:style-name="gr2" draw:text-style-name="P11" draw:id="id6" draw:layer="layout" svg:width="0.635cm" svg:height="0.635cm" svg:x="20.561cm" svg:y="11.355cm">
            <text:p/>
          </draw:circle>
          <draw:circle draw:style-name="gr2" draw:text-style-name="P11" draw:id="id5" draw:layer="layout" svg:width="0.635cm" svg:height="0.635cm" svg:x="22.401cm" svg:y="8.185cm">
            <text:p/>
          </draw:circle>
          <draw:connector draw:style-name="gr3" draw:text-style-name="P11" draw:layer="layout" draw:type="line" svg:x1="21.196cm" svg:y1="5.832cm" svg:x2="22.718cm" svg:y2="8.185cm" draw:start-shape="id4" draw:start-glue-point="1" draw:end-shape="id5" draw:end-glue-point="0" svg:d="m21196 5832 1522 2353">
            <text:p/>
          </draw:connector>
          <draw:connector draw:style-name="gr3" draw:text-style-name="P11" draw:layer="layout" draw:type="line" svg:x1="22.718cm" svg:y1="8.82cm" svg:x2="21.196cm" svg:y2="11.672cm" draw:start-shape="id5" draw:start-glue-point="2" draw:end-shape="id6" draw:end-glue-point="1" svg:d="m22718 8820-1522 2852">
            <text:p/>
          </draw:connector>
          <draw:connector draw:style-name="gr3" draw:text-style-name="P11" draw:layer="layout" draw:type="line" svg:x1="20.878cm" svg:y1="11.99cm" svg:x2="20.869cm" svg:y2="13.107cm" draw:start-shape="id6" draw:start-glue-point="2" svg:d="m20878 11990-9 1117">
            <text:p/>
          </draw:connector>
          <draw:circle draw:style-name="gr2" draw:text-style-name="P11" draw:id="id7" draw:layer="layout" svg:width="0.635cm" svg:height="0.635cm" svg:x="18.82cm" svg:y="8.085cm">
            <text:p/>
          </draw:circle>
          <draw:connector draw:style-name="gr3" draw:text-style-name="P11" draw:layer="layout" draw:type="line" svg:x1="20.561cm" svg:y1="5.832cm" svg:x2="19.137cm" svg:y2="8.085cm" draw:start-shape="id4" draw:start-glue-point="3" draw:end-shape="id7" draw:end-glue-point="0" svg:d="m20561 5832-1424 2253">
            <text:p/>
          </draw:connector>
          <draw:connector draw:style-name="gr3" draw:text-style-name="P11" draw:layer="layout" draw:type="line" svg:x1="19.137cm" svg:y1="8.72cm" svg:x2="20.561cm" svg:y2="11.672cm" draw:start-shape="id7" draw:start-glue-point="2" draw:end-shape="id6" draw:end-glue-point="3" svg:d="m19137 8720 1424 2952">
            <text:p/>
          </draw:connector>
          <draw:frame draw:style-name="gr5" draw:text-style-name="P13" draw:layer="layout" svg:width="3.846cm" svg:height="0.988cm" svg:x="22.077cm" svg:y="4.608cm">
            <draw:text-box>
              <text:p text:style-name="P1"><text:span text:style-name="T22">condition</text:span></text:p>
            </draw:text-box>
          </draw:frame>
          <draw:frame draw:style-name="gr5" draw:text-style-name="P13" draw:layer="layout" svg:width="3.91cm" svg:height="1.725cm" svg:x="23.086cm" svg:y="7.889cm">
            <draw:text-box>
              <text:p text:style-name="P1"><text:span text:style-name="T22">“</text:span><text:span text:style-name="T22">else”</text:span></text:p>
              <text:p text:style-name="P1"><text:span text:style-name="T22">sequence</text:span></text:p>
            </draw:text-box>
          </draw:frame>
          <draw:frame draw:style-name="gr5" draw:text-style-name="P16" draw:layer="layout" svg:width="3.91cm" svg:height="1.725cm" svg:x="15.287cm" svg:y="7.79cm">
            <draw:text-box>
              <text:p text:style-name="P15"><text:span text:style-name="T22">“</text:span><text:span text:style-name="T22">if”</text:span></text:p>
              <text:p text:style-name="P15"><text:span text:style-name="T22">sequence</text:span></text:p>
            </draw:text-box>
          </draw:frame>
          <draw:frame draw:style-name="gr5" draw:text-style-name="P14" draw:layer="layout" svg:width="1.95cm" svg:height="0.903cm" svg:x="18.227cm" svg:y="5.959cm">
            <draw:text-box>
              <text:p text:style-name="P1"><text:span text:style-name="T23">True</text:span></text:p>
            </draw:text-box>
          </draw:frame>
          <draw:frame draw:style-name="gr5" draw:text-style-name="P14" draw:layer="layout" svg:width="2.178cm" svg:height="0.903cm" svg:x="21.925cm" svg:y="6.089cm">
            <draw:text-box>
              <text:p text:style-name="P1"><text:span text:style-name="T23">False</text:span></text:p>
            </draw:text-box>
          </draw:frame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: if ... else ...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p text:style-name="P4"><text:span text:style-name="T28">if numFriends &gt; 0:</text:span></text:p>
            <text:p text:style-name="P9"><text:span text:style-name="T29">applesPerFriend = numApples / numFriends</text:span></text:p>
            <text:p text:style-name="P4"><text:span text:style-name="T28">else:</text:span></text:p>
            <text:p text:style-name="P9"><text:span text:style-name="T29">print(“Awww, you need some friends!”)</text:span></text:p>
            <text:p text:style-name="P17"><text:span text:style-name="T30"/></text:p>
            <text:list text:style-name="L2">
              <text:list-item>
                <text:p text:style-name="P4">Would the <text:span text:style-name="T2">division</text:span> work if <text:span text:style-name="T4">numFriends == 0</text:span>?</text:p>
              </text:list-item>
              <text:list-item>
                <text:p text:style-name="P4">Will this code generate an <text:span text:style-name="T2">error</text:span><text:line-break/>if <text:span text:style-name="T4">numFriends == 0</text:span>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ranching: if ... elif ... else ...</text:p>
          </draw:text-box>
        </draw:frame>
        <draw:frame presentation:style-name="pr5" draw:text-style-name="P10" draw:layer="layout" svg:width="13.84cm" svg:height="14.267cm" svg:x="1.4cm" svg:y="4.507cm" presentation:class="outline" presentation:user-transformed="true">
          <draw:text-box>
            <text:p text:style-name="P4"><text:span text:style-name="T4">if</text:span> <text:span text:style-name="T19">condition </text:span><text:span text:style-name="T20">:</text:span></text:p>
            <text:p text:style-name="P9"><text:span text:style-name="T21">statement sequence</text:span></text:p>
            <text:p text:style-name="P4"><text:span text:style-name="T27">elif</text:span><text:span text:style-name="T31"> </text:span><text:span text:style-name="T32">2nd condition</text:span><text:span text:style-name="T27"> :</text:span></text:p>
            <text:p text:style-name="P9"><text:span text:style-name="T21">statement sequence</text:span></text:p>
            <text:p text:style-name="P4"><text:span text:style-name="T27">else :</text:span></text:p>
            <text:p text:style-name="P9"><text:span text:style-name="T21">statement sequence</text:span><text:span text:style-name="T21"><text:line-break/></text:span><text:span text:style-name="T21"/></text:p>
            <text:list text:style-name="L2">
              <text:list-item>
                <text:p text:style-name="P4">Only <text:span text:style-name="T2">one</text:span> of the statement sequences is executed</text:p>
              </text:list-item>
            </text:list>
          </draw:text-box>
        </draw:frame>
        <draw:g>
          <draw:circle draw:style-name="gr2" draw:text-style-name="P11" draw:id="id8" draw:layer="layout" svg:width="0.635cm" svg:height="0.635cm" svg:x="18.638cm" svg:y="5.715cm">
            <text:p/>
          </draw:circle>
          <draw:connector draw:style-name="gr3" draw:text-style-name="P11" draw:layer="layout" draw:type="line" svg:x1="18.941cm" svg:y1="3.969cm" svg:x2="18.955cm" svg:y2="5.715cm" draw:end-shape="id8" draw:end-glue-point="0" svg:d="m18941 3969 14 1746">
            <text:p/>
          </draw:connector>
          <draw:circle draw:style-name="gr2" draw:text-style-name="P11" draw:id="id10" draw:layer="layout" svg:width="0.635cm" svg:height="0.635cm" svg:x="23.083cm" svg:y="9.155cm">
            <text:p/>
          </draw:circle>
          <draw:circle draw:style-name="gr2" draw:text-style-name="P11" draw:id="id9" draw:layer="layout" svg:width="0.635cm" svg:height="0.635cm" svg:x="18.638cm" svg:y="9.155cm">
            <text:p/>
          </draw:circle>
          <draw:connector draw:style-name="gr3" draw:text-style-name="P11" draw:layer="layout" draw:type="line" svg:x1="18.955cm" svg:y1="6.35cm" svg:x2="18.955cm" svg:y2="9.155cm" draw:start-shape="id8" draw:start-glue-point="2" draw:end-shape="id9" draw:end-glue-point="0" svg:d="m18955 6350v2805">
            <text:p/>
          </draw:connector>
          <draw:connector draw:style-name="gr3" draw:text-style-name="P11" draw:layer="layout" draw:type="line" svg:x1="19.273cm" svg:y1="9.472cm" svg:x2="23.083cm" svg:y2="9.472cm" draw:start-shape="id9" draw:start-glue-point="1" draw:end-shape="id10" draw:end-glue-point="3" svg:d="m19273 9472h3810">
            <text:p/>
          </draw:connector>
          <draw:connector draw:style-name="gr3" draw:text-style-name="P11" draw:layer="layout" draw:type="lines" draw:line-skew="3.045cm" svg:x1="23.4cm" svg:y1="9.79cm" svg:x2="19.273cm" svg:y2="15.617cm" draw:start-shape="id10" draw:start-glue-point="2" draw:end-shape="id11" draw:end-glue-point="1" svg:d="m23400 9790v3546l-3626 2281h-501">
            <text:p/>
          </draw:connector>
          <draw:circle draw:style-name="gr2" draw:text-style-name="P11" draw:id="id12" draw:layer="layout" svg:width="0.635cm" svg:height="0.635cm" svg:x="25.623cm" svg:y="5.715cm">
            <text:p/>
          </draw:circle>
          <draw:connector draw:style-name="gr3" draw:text-style-name="P11" draw:layer="layout" draw:type="line" svg:x1="19.273cm" svg:y1="6.032cm" svg:x2="25.623cm" svg:y2="6.032cm" draw:start-shape="id8" draw:start-glue-point="1" draw:end-shape="id12" draw:end-glue-point="3" svg:d="m19273 6032h6350">
            <text:p/>
          </draw:connector>
          <draw:frame draw:style-name="gr5" draw:text-style-name="P13" draw:layer="layout" svg:width="3.846cm" svg:height="0.988cm" svg:x="15.168cm" svg:y="5.37cm">
            <draw:text-box>
              <text:p text:style-name="P1"><text:span text:style-name="T22">condition</text:span></text:p>
            </draw:text-box>
          </draw:frame>
          <draw:frame draw:style-name="gr5" draw:text-style-name="P19" draw:layer="layout" svg:width="3.91cm" svg:height="1.725cm" svg:x="21.678cm" svg:y="7.533cm">
            <draw:text-box>
              <text:p text:style-name="P18"><text:span text:style-name="T22">“</text:span><text:span text:style-name="T22">elif”</text:span></text:p>
              <text:p text:style-name="P18"><text:span text:style-name="T22">sequence</text:span></text:p>
            </draw:text-box>
          </draw:frame>
          <draw:frame draw:style-name="gr5" draw:text-style-name="P16" draw:layer="layout" svg:width="3.91cm" svg:height="1.725cm" svg:x="24.088cm" svg:y="4.007cm">
            <draw:text-box>
              <text:p text:style-name="P18"><text:span text:style-name="T22">“</text:span><text:span text:style-name="T22">if”</text:span></text:p>
              <text:p text:style-name="P15"><text:span text:style-name="T22">sequence</text:span></text:p>
            </draw:text-box>
          </draw:frame>
          <draw:frame draw:style-name="gr5" draw:text-style-name="P14" draw:layer="layout" svg:width="1.95cm" svg:height="0.903cm" svg:x="19.908cm" svg:y="5.074cm">
            <draw:text-box>
              <text:p text:style-name="P1"><text:span text:style-name="T23">True</text:span></text:p>
            </draw:text-box>
          </draw:frame>
          <draw:frame draw:style-name="gr5" draw:text-style-name="P14" draw:layer="layout" svg:width="2.178cm" svg:height="0.903cm" svg:x="16.833cm" svg:y="6.624cm">
            <draw:text-box>
              <text:p text:style-name="P1"><text:span text:style-name="T23">False</text:span></text:p>
            </draw:text-box>
          </draw:frame>
          <draw:circle draw:style-name="gr2" draw:text-style-name="P11" draw:id="id13" draw:layer="layout" svg:width="0.635cm" svg:height="0.635cm" svg:x="18.638cm" svg:y="12.095cm">
            <text:p/>
          </draw:circle>
          <draw:connector draw:style-name="gr3" draw:text-style-name="P11" draw:layer="layout" draw:type="line" svg:x1="18.955cm" svg:y1="9.79cm" svg:x2="18.955cm" svg:y2="12.095cm" draw:start-shape="id9" draw:start-glue-point="2" draw:end-shape="id13" draw:end-glue-point="0" svg:d="m18955 9790v2305">
            <text:p/>
          </draw:connector>
          <draw:circle draw:style-name="gr2" draw:text-style-name="P11" draw:id="id11" draw:layer="layout" svg:width="0.635cm" svg:height="0.635cm" svg:x="18.638cm" svg:y="15.3cm">
            <text:p/>
          </draw:circle>
          <draw:connector draw:style-name="gr3" draw:text-style-name="P11" draw:layer="layout" draw:type="line" svg:x1="18.955cm" svg:y1="12.73cm" svg:x2="18.955cm" svg:y2="15.3cm" draw:start-shape="id13" draw:start-glue-point="2" draw:end-shape="id11" draw:end-glue-point="0" svg:d="m18955 12730v2570">
            <text:p/>
          </draw:connector>
          <draw:frame draw:style-name="gr5" draw:text-style-name="P14" draw:layer="layout" svg:width="1.95cm" svg:height="0.903cm" svg:x="19.909cm" svg:y="8.559cm">
            <draw:text-box>
              <text:p text:style-name="P1"><text:span text:style-name="T23">True</text:span></text:p>
            </draw:text-box>
          </draw:frame>
          <draw:frame draw:style-name="gr5" draw:text-style-name="P14" draw:layer="layout" svg:width="2.178cm" svg:height="0.903cm" svg:x="16.834cm" svg:y="10.009cm">
            <draw:text-box>
              <text:p text:style-name="P1"><text:span text:style-name="T23">False</text:span></text:p>
            </draw:text-box>
          </draw:frame>
          <draw:frame draw:style-name="gr5" draw:text-style-name="P13" draw:layer="layout" svg:width="5.031cm" svg:height="1.006cm" svg:x="14.168cm" svg:y="8.471cm">
            <draw:text-box>
              <text:p text:style-name="P1"><text:span text:style-name="T22">2</text:span><text:span text:style-name="T33">nd</text:span><text:span text:style-name="T22"> condition</text:span></text:p>
            </draw:text-box>
          </draw:frame>
          <draw:frame draw:style-name="gr5" draw:text-style-name="P19" draw:layer="layout" svg:width="3.91cm" svg:height="1.725cm" svg:x="19.113cm" svg:y="11.578cm">
            <draw:text-box>
              <text:p text:style-name="P18"><text:span text:style-name="T22">“</text:span><text:span text:style-name="T22">else”</text:span></text:p>
              <text:p text:style-name="P18"><text:span text:style-name="T22">sequence</text:span></text:p>
            </draw:text-box>
          </draw:frame>
          <draw:connector draw:style-name="gr3" draw:text-style-name="P11" draw:layer="layout" draw:type="lines" draw:line-skew="7.755cm" svg:x1="25.94cm" svg:y1="6.35cm" svg:x2="19.273cm" svg:y2="15.617cm" draw:start-shape="id12" draw:start-glue-point="2" draw:end-shape="id11" draw:end-glue-point="1" svg:d="m25940 6350v8256l-6166 1011h-501">
            <text:p/>
          </draw:connector>
          <draw:connector draw:style-name="gr3" draw:text-style-name="P11" draw:layer="layout" draw:type="line" svg:x1="18.955cm" svg:y1="15.935cm" svg:x2="18.943cm" svg:y2="17.786cm" draw:start-shape="id11" draw:start-glue-point="2" svg:d="m18955 15935-12 1851">
            <text:p/>
          </draw:connector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Example: if ... elif ... else ...</text:p>
          </draw:text-box>
        </draw:frame>
        <draw:frame presentation:style-name="pr5" draw:text-style-name="P22" draw:layer="layout" svg:width="25.199cm" svg:height="14.267cm" svg:x="1.4cm" svg:y="4.507cm" presentation:class="outline" presentation:user-transformed="true">
          <draw:text-box>
            <text:p text:style-name="P20"><text:span text:style-name="T34">if numFriends &lt;= 0:</text:span></text:p>
            <text:p text:style-name="P21"><text:span text:style-name="T29">print(“Awww, you need some friends!”)</text:span></text:p>
            <text:p text:style-name="P20"><text:span text:style-name="T34">elif numFriends &gt; 30:</text:span></text:p>
            <text:p text:style-name="P21"><text:span text:style-name="T29">print(“Wow, that's a lot of friends!”)</text:span></text:p>
            <text:p text:style-name="P20"><text:span text:style-name="T34">else:</text:span></text:p>
            <text:p text:style-name="P21"><text:span text:style-name="T29">applesPerFriend = numApples / numFriends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p text:style-name="P4"><text:span text:style-name="T4">while</text:span> <text:span text:style-name="T19">condition </text:span><text:span text:style-name="T27">:</text:span></text:p>
            <text:p text:style-name="P9"><text:span text:style-name="T21">statement sequence</text:span></text:p>
            <text:p text:style-name="P17"><text:span text:style-name="T35"/></text:p>
            <text:list text:style-name="L2">
              <text:list-item>
                <text:p text:style-name="P4">As with “<text:span text:style-name="T4">if</text:span>”, <text:span text:style-name="T36">condition</text:span> is a <text:span text:style-name="T2">Boolean expression</text:span>:</text:p>
                <text:list>
                  <text:list-item>
                    <text:p text:style-name="P8">Evaluated <text:span text:style-name="T2">once</text:span> before entering the loop,</text:p>
                  </text:list-item>
                  <text:list-item>
                    <text:p text:style-name="P8"><text:span text:style-name="T2">Re-evaluated</text:span> each time through the loop:</text:p>
                    <text:list>
                      <text:list-item>
                        <text:p>Top-of-loop testing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6">Statement sequence</text:span> is run only if <text:span text:style-name="T36">condition</text:span> evaluates to <text:span text:style-name="T13">True</text:span></text:p>
              </text:list-item>
            </text:list>
          </draw:text-box>
        </draw:frame>
        <draw:g>
          <draw:circle draw:style-name="gr2" draw:text-style-name="P11" draw:id="id15" draw:layer="layout" svg:width="0.635cm" svg:height="0.635cm" svg:x="19.825cm" svg:y="2.94cm">
            <text:p/>
          </draw:circle>
          <draw:circle draw:style-name="gr2" draw:text-style-name="P11" draw:id="id14" draw:layer="layout" svg:width="0.635cm" svg:height="0.635cm" svg:x="23.533cm" svg:y="6.13cm">
            <text:p/>
          </draw:circle>
          <draw:connector draw:style-name="gr3" draw:text-style-name="P11" draw:layer="layout" draw:type="curve" svg:x1="24.168cm" svg:y1="6.447cm" svg:x2="20.46cm" svg:y2="3.257cm" draw:start-shape="id14" draw:start-glue-point="1" draw:end-shape="id15" draw:end-glue-point="1" svg:d="m24168 6447c751 0 2605-3190-3708-3190">
            <text:p/>
          </draw:connector>
          <draw:connector draw:style-name="gr3" draw:text-style-name="P11" draw:layer="layout" draw:type="curve" svg:x1="20.142cm" svg:y1="3.575cm" svg:x2="23.533cm" svg:y2="6.447cm" draw:start-shape="id15" draw:start-glue-point="2" draw:end-shape="id14" draw:end-glue-point="3" svg:d="m20142 3575c0 1915 1130 2872 3391 2872">
            <text:p/>
          </draw:connector>
          <draw:connector draw:style-name="gr3" draw:text-style-name="P11" draw:layer="layout" draw:type="line" svg:x1="20.142cm" svg:y1="3.575cm" svg:x2="20.149cm" svg:y2="8.661cm" draw:start-shape="id15" draw:start-glue-point="2" svg:d="m20142 3575 7 5086">
            <text:p/>
          </draw:connector>
          <draw:connector draw:style-name="gr3" draw:text-style-name="P11" draw:layer="layout" draw:type="line" svg:x1="20.191cm" svg:y1="1.181cm" svg:x2="20.142cm" svg:y2="2.94cm" draw:end-shape="id15" draw:end-glue-point="0" svg:d="m20191 1181-49 1759">
            <text:p/>
          </draw:connector>
          <draw:frame draw:style-name="gr5" draw:text-style-name="P23" draw:layer="layout" svg:width="3.474cm" svg:height="0.903cm" svg:x="16.48cm" svg:y="2.685cm">
            <draw:text-box>
              <text:p text:style-name="P1"><text:span text:style-name="T37">condition</text:span></text:p>
            </draw:text-box>
          </draw:frame>
          <draw:frame draw:style-name="gr5" draw:text-style-name="P23" draw:layer="layout" svg:width="3.52cm" svg:height="0.903cm" svg:x="22.286cm" svg:y="6.759cm">
            <draw:text-box>
              <text:p text:style-name="P1"><text:span text:style-name="T37">sequence</text:span></text:p>
            </draw:text-box>
          </draw:frame>
          <draw:frame draw:style-name="gr5" draw:text-style-name="P14" draw:layer="layout" svg:width="2.178cm" svg:height="0.903cm" svg:x="17.98cm" svg:y="5.509cm">
            <draw:text-box>
              <text:p text:style-name="P1"><text:span text:style-name="T23">False</text:span></text:p>
            </draw:text-box>
          </draw:frame>
          <draw:frame draw:style-name="gr5" draw:text-style-name="P14" draw:layer="layout" svg:width="1.95cm" svg:height="0.903cm" svg:x="20.326cm" svg:y="4.374cm">
            <draw:text-box>
              <text:p text:style-name="P1"><text:span text:style-name="T23">True</text:span></text:p>
            </draw:text-box>
          </draw:frame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ntinel variables</text:p>
          </draw:text-box>
        </draw:frame>
        <draw:frame presentation:style-name="pr5" draw:text-style-name="P4" draw:layer="layout" svg:width="25.199cm" svg:height="14.267cm" svg:x="1.4cm" svg:y="4.507cm" presentation:class="outline">
          <draw:text-box>
            <text:list text:style-name="L2">
              <text:list-item>
                <text:p text:style-name="P4">A <text:span text:style-name="T2">sentinel</text:span> <text:span text:style-name="T2">variable</text:span> controls whether a loop continues: the loop only exits when the sentinel variable has a certain value</text:p>
              </text:list-item>
            </text:list>
            <text:p text:style-name="P9"><text:span text:style-name="T38">answer = 0</text:span></text:p>
            <text:p text:style-name="P9"><text:span text:style-name="T38">while answer != 4:</text:span></text:p>
            <text:p text:style-name="P24"><text:span text:style-name="T38">answer = int(input(“Math quiz: 2 + 2 = ”))</text:span></text:p>
            <text:p text:style-name="P9"><text:span text:style-name="T39"/></text:p>
            <text:list text:continue-numbering="true" text:style-name="L2">
              <text:list-item>
                <text:list>
                  <text:list-item>
                    <text:p text:style-name="P8">Sentinel <text:span text:style-name="T2">variable</text:span> is <text:span text:style-name="T40">answer</text:span></text:p>
                  </text:list-item>
                  <text:list-item>
                    <text:p text:style-name="P8">Sentinel <text:span text:style-name="T2">value</text:span> is <text:span text:style-name="T40">4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unting loop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A common form of loop uses a <text:span text:style-name="T2">counter</text:span>:</text:p>
              </text:list-item>
            </text:list>
            <text:p text:style-name="P9"><text:span text:style-name="T38">counter = 1</text:span></text:p>
            <text:p text:style-name="P9"><text:span text:style-name="T38">while counter &lt;= max:</text:span></text:p>
            <text:p text:style-name="P24"><text:span text:style-name="T38">sum += counter</text:span></text:p>
            <text:p text:style-name="P24"><text:span text:style-name="T38">counter += 1</text:span></text:p>
            <text:list text:continue-numbering="true" text:style-name="L2">
              <text:list-item>
                <text:p text:style-name="P4">What if we need to <text:span text:style-name="T2">prematurely</text:span> exit this loop?</text:p>
              </text:list-item>
            </text:list>
            <text:p text:style-name="P9"><text:span text:style-name="T38">counter = 1</text:span></text:p>
            <text:p text:style-name="P9"><text:span text:style-name="T38">while counter &lt;= max:</text:span></text:p>
            <text:p text:style-name="P24"><text:span text:style-name="T38">if need_to_exit_early():</text:span></text:p>
            <text:p text:style-name="P25"><text:span text:style-name="T38">counter = </text:span><text:span text:style-name="T41">max + 1</text:span></text:p>
            <text:p text:style-name="P24"><text:span text:style-name="T38">...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osed forms instead of loop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Sometimes with a bit of thought we can replace a loop with a single <text:span text:style-name="T2">mathematical equation</text:span><text:span text:style-name="T42"> </text:span><text:span text:style-name="T43">(“Work smarter, not harder”)</text:span></text:p>
              </text:list-item>
              <text:list-item>
                <text:p text:style-name="P4">Example: Add the first <text:span text:style-name="T26">n</text:span> integers &gt;0</text:p>
              </text:list-item>
            </text:list>
            <text:p text:style-name="P9"><text:span text:style-name="T18">sum = 0</text:span></text:p>
            <text:p text:style-name="P9"><text:span text:style-name="T18">counter = 1</text:span></text:p>
            <text:p text:style-name="P9"><text:span text:style-name="T18">while counter &lt;= n:</text:span></text:p>
            <text:p text:style-name="P24"><text:span text:style-name="T38">sum += counter</text:span></text:p>
            <text:p text:style-name="P24"><text:span text:style-name="T38">counter += 1</text:span></text:p>
            <text:p text:style-name="P9"><text:span text:style-name="T18">print(</text:span><text:span text:style-name="T44">“The sum is %d!”</text:span><text:span text:style-name="T18"> % sum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osed form solution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But observe the pattern:</text:p>
                <text:list>
                  <text:list-item>
                    <text:p text:style-name="P8"><text:span text:style-name="T4">1</text:span> + <text:span text:style-name="T4">2</text:span> + <text:span text:style-name="T4">3</text:span> +<text:tab/><text:tab/>...<text:tab/><text:tab/> <text:s/>+ <text:span text:style-name="T4">(n-2)</text:span> + <text:span text:style-name="T4">(n-1)</text:span> + <text:span text:style-name="T4">n</text:span><text:line-break/><text:line-break/><text:line-break/></text:p>
                  </text:list-item>
                </text:list>
              </text:list-item>
              <text:list-item>
                <text:p text:style-name="P4">Each pair makes <text:span text:style-name="T4">n+1</text:span>; there are <text:span text:style-name="T4">n/2</text:span> pairs</text:p>
                <text:list>
                  <text:list-item>
                    <text:p>(what if <text:span text:style-name="T4">n</text:span> is odd?)</text:p>
                  </text:list-item>
                </text:list>
              </text:list-item>
              <text:list-item>
                <text:p text:style-name="P4"><text:span text:style-name="T2">Closed-form</text:span> solution:</text:p>
              </text:list-item>
            </text:list>
            <text:p text:style-name="P9"><text:span text:style-name="T45">sum = n * (n+1) / 2</text:span></text:p>
          </draw:text-box>
        </draw:frame>
        <draw:g draw:id="id16">
          <draw:polyline draw:style-name="gr6" draw:text-style-name="P11" draw:layer="layout" svg:width="15.349cm" svg:height="17.9cm" draw:transform="skewX (-0.0872664625997) rotate (-0.939336203424358) translate (18.1060575815206cm -3.75603870720051cm)" svg:viewBox="0 0 15350 17901" draw:points="0,-17263 1920,-15763 15350,-32165 13430,-33664">
            <text:p/>
          </draw:polyline>
          <draw:polyline draw:style-name="gr6" draw:text-style-name="P11" draw:layer="layout" svg:width="13.807cm" svg:height="11.792cm" draw:transform="skewX (-0.150796447372282) rotate (-0.751189710059404) translate (13.7630532099734cm -1.59452265994494cm)" svg:viewBox="0 0 13808 11793" draw:points="0,-10718 1089,-9325 13808,-19727 12718,-21118">
            <text:p/>
          </draw:polyline>
          <draw:polyline draw:style-name="gr6" draw:text-style-name="P11" draw:layer="layout" svg:width="7.931cm" svg:height="8.883cm" draw:transform="skewX (-0.205425252959694) rotate (-0.996408469964561) translate (15.876532913903cm 1.20021816255865cm)" svg:viewBox="0 0 7932 8884" draw:points="0,-17160 922,-16469 7932,-24663 7010,-25353">
            <text:p/>
          </draw:poly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in">
                  <anim:set smil:begin="0s" smil:dur="0.001s" smil:fill="hold" smil:targetElement="id16" smil:attributeName="visibility" smil:to="visible"/>
                  <anim:transitionFilter smil:dur="0.5s" smil:targetElement="id16" smil:type="barnDoorWipe" smil:subtype="vertical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continue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17" text:style-name="P4">You can prematurely go to the next iteration of a while loop by using <text:span text:style-name="T2">continue</text:span>:</text:p>
                <text:list>
                  <text:list-item>
                    <text:list>
                      <text:list-item>
                        <text:p text:id="id18" text:style-name="P26"><text:span text:style-name="T46">counter = 0</text:span></text:p>
                      </text:list-item>
                      <text:list-item>
                        <text:p text:id="id19" text:style-name="P26"><text:span text:style-name="T46">while counter &lt; 5:</text:span></text:p>
                        <text:list>
                          <text:list-item>
                            <text:p text:id="id20" text:style-name="P27"><text:span text:style-name="T47">counter += 1</text:span></text:p>
                          </text:list-item>
                          <text:list-item>
                            <text:p text:id="id21" text:style-name="P27"><text:span text:style-name="T47">if counter == 3:</text:span></text:p>
                            <text:list>
                              <text:list-item>
                                <text:p text:id="id22" text:style-name="P28"><text:span text:style-name="T48">continue</text:span></text:p>
                              </text:list-item>
                            </text:list>
                          </text:list-item>
                          <text:list-item>
                            <text:p text:id="id23" text:style-name="P27"><text:span text:style-name="T47">print(counter, end=“ ”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id="id24" text:style-name="P8">Output:</text:p>
                    <text:list>
                      <text:list-item>
                        <text:p text:id="id25" text:style-name="P26"><text:span text:style-name="T11">1 2 4 5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break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26" text:style-name="P4">You can quit a while loop early by using <text:span text:style-name="T2">break</text:span>:</text:p>
                <text:list>
                  <text:list-item>
                    <text:list>
                      <text:list-item>
                        <text:p text:id="id27" text:style-name="P26"><text:span text:style-name="T46">counter = 0</text:span></text:p>
                      </text:list-item>
                      <text:list-item>
                        <text:p text:id="id28" text:style-name="P26"><text:span text:style-name="T46">while counter &lt; 5:</text:span></text:p>
                        <text:list>
                          <text:list-item>
                            <text:p text:id="id29" text:style-name="P27"><text:span text:style-name="T47">counter += 1</text:span></text:p>
                          </text:list-item>
                          <text:list-item>
                            <text:p text:id="id30" text:style-name="P27"><text:span text:style-name="T47">if counter == 3:</text:span></text:p>
                            <text:list>
                              <text:list-item>
                                <text:p text:id="id31" text:style-name="P28"><text:span text:style-name="T48">break</text:span></text:p>
                              </text:list-item>
                            </text:list>
                          </text:list-item>
                          <text:list-item>
                            <text:p text:id="id32" text:style-name="P27"><text:span text:style-name="T47">print(counter, end=“ 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33" text:style-name="P4">Output:</text:p>
                <text:list>
                  <text:list-item>
                    <text:list>
                      <text:list-item>
                        <text:p text:id="id34" text:style-name="P26"><text:span text:style-name="T11">1 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else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35" text:style-name="P4">The optional <text:span text:style-name="T2">else</text:span> clause of a while loop is executed when the loop condition is <text:span text:style-name="T13">False</text:span>:</text:p>
                <text:list>
                  <text:list-item>
                    <text:list>
                      <text:list-item>
                        <text:p text:id="id36" text:style-name="P26"><text:span text:style-name="T46">counter = 0</text:span></text:p>
                      </text:list-item>
                      <text:list-item>
                        <text:p text:id="id37" text:style-name="P26"><text:span text:style-name="T46">while counter &lt; 5:</text:span></text:p>
                        <text:list>
                          <text:list-item>
                            <text:p text:id="id38" text:style-name="P27"><text:span text:style-name="T47">counter += 1</text:span></text:p>
                          </text:list-item>
                          <text:list-item>
                            <text:p text:id="id39" text:style-name="P27"><text:span text:style-name="T47">print(counter, end=“ ”)</text:span></text:p>
                          </text:list-item>
                        </text:list>
                      </text:list-item>
                      <text:list-item>
                        <text:p text:id="id40" text:style-name="P26"><text:span text:style-name="T49">else:</text:span></text:p>
                        <text:list>
                          <text:list-item>
                            <text:p text:id="id41" text:style-name="P27"><text:span text:style-name="T47">print(“Loop is done!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42" text:style-name="P4">Output:</text:p>
                <text:list>
                  <text:list-item>
                    <text:list>
                      <text:list-item>
                        <text:p text:id="id43" text:style-name="P26"><text:span text:style-name="T11">1 2 3 4 5 Loop is done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: break skips else</text:p>
          </draw:text-box>
        </draw:frame>
        <draw:frame presentation:style-name="pr5" draw:text-style-name="P4" draw:id="id4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45" text:style-name="P4">If the loop is exited via <text:span text:style-name="T2">break</text:span>, the <text:span text:style-name="T2">else</text:span> clause is not performed:</text:p>
                <text:list>
                  <text:list-item>
                    <text:list>
                      <text:list-item>
                        <text:p text:id="id46" text:style-name="P26"><text:span text:style-name="T46">counter = 0</text:span></text:p>
                      </text:list-item>
                      <text:list-item>
                        <text:p text:id="id47" text:style-name="P26"><text:span text:style-name="T46">while counter &lt; 5:</text:span></text:p>
                        <text:list>
                          <text:list-item>
                            <text:p text:id="id48" text:style-name="P27"><text:span text:style-name="T47">counter += 1</text:span></text:p>
                          </text:list-item>
                          <text:list-item>
                            <text:p text:id="id49" text:style-name="P27"><text:span text:style-name="T47">if counter == 3:</text:span></text:p>
                            <text:list>
                              <text:list-item>
                                <text:p text:id="id50" text:style-name="P28"><text:span text:style-name="T48">break</text:span></text:p>
                              </text:list-item>
                            </text:list>
                          </text:list-item>
                          <text:list-item>
                            <text:p text:id="id51" text:style-name="P27"><text:span text:style-name="T47">print(counter, end=“ ”)</text:span></text:p>
                          </text:list-item>
                        </text:list>
                      </text:list-item>
                      <text:list-item>
                        <text:p text:id="id52" text:style-name="P26"><text:span text:style-name="T49">else:</text:span></text:p>
                        <text:list>
                          <text:list-item>
                            <text:p text:id="id53" text:style-name="P27"><text:span text:style-name="T47">print(“Loop is done!”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54" text:style-name="P4">Output:<text:tab/><text:tab/><text:span text:style-name="T50">1 2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55" text:style-name="P4">Print <text:span text:style-name="T2">squares</text:span> from 1<text:span text:style-name="T51">2</text:span> up to 10<text:span text:style-name="T51">2</text:span>:</text:p>
                <text:list>
                  <text:list-item>
                    <text:list>
                      <text:list-item>
                        <text:p text:id="id56" text:style-name="P26"><text:span text:style-name="T52">counter = 0</text:span></text:p>
                      </text:list-item>
                      <text:list-item>
                        <text:p text:id="id57" text:style-name="P26"><text:span text:style-name="T52">while counter &lt; 10:</text:span></text:p>
                        <text:list>
                          <text:list-item>
                            <text:p text:id="id58" text:style-name="P27"><text:span text:style-name="T52">print(counter*counter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59" text:style-name="P4">What's <text:span text:style-name="T2">wrong</text:span> with this loop?</text:p>
                <text:list>
                  <text:list-item>
                    <text:p text:id="id60"><text:span text:style-name="T4">counter</text:span> is never <text:span text:style-name="T2">incremented</text:span>!</text:p>
                  </text:list-item>
                </text:list>
              </text:list-item>
              <text:list-item>
                <text:p text:id="id61" text:style-name="P4">→ Always make sure <text:span text:style-name="T2">progress</text:span> is being made in the loop!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4" draw:id="id62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63" text:style-name="P4">Count from 1 up to 10 by <text:span text:style-name="T2">twos</text:span>:</text:p>
                <text:list>
                  <text:list-item>
                    <text:list>
                      <text:list-item>
                        <text:p text:id="id64" text:style-name="P26"><text:span text:style-name="T46">counter = 1</text:span></text:p>
                      </text:list-item>
                      <text:list-item>
                        <text:p text:id="id65" text:style-name="P26"><text:span text:style-name="T46">while counter != 10:</text:span></text:p>
                        <text:list>
                          <text:list-item>
                            <text:p text:id="id66" text:style-name="P27"><text:span text:style-name="T47">print(counter, end=“ ”)</text:span></text:p>
                          </text:list-item>
                          <text:list-item>
                            <text:p text:id="id67" text:style-name="P27"><text:span text:style-name="T47">counter +=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68" text:style-name="P4">What's <text:span text:style-name="T2">wrong</text:span> with this loop? <text:s/>How to <text:span text:style-name="T2">fix</text:span> it?</text:p>
                <text:list>
                  <text:list-item>
                    <text:list>
                      <text:list-item>
                        <text:p text:id="id69" text:style-name="P26"><text:span text:style-name="T46">counter = 1</text:span></text:p>
                      </text:list-item>
                      <text:list-item>
                        <text:p text:id="id70" text:style-name="P26"><text:span text:style-name="T46">while counter &lt; 10:</text:span></text:p>
                        <text:list>
                          <text:list-item>
                            <text:p text:id="id71" text:style-name="P27"><text:span text:style-name="T47">print(counter, end=“ ”)</text:span></text:p>
                          </text:list-item>
                          <text:list-item>
                            <text:p text:id="id72" text:style-name="P27"><text:span text:style-name="T47">counter +=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2" anim:sub-item="background" smil:attributeName="visibility" smil:to="visible"/>
                  <anim:transitionFilter smil:dur="0.5s" smil:targetElement="id6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5" draw:text-style-name="P4" draw:id="id73" draw:layer="layout" svg:width="25.199cm" svg:height="14.65cm" svg:x="1.4cm" svg:y="4.507cm" presentation:class="outline" presentation:user-transformed="true">
          <draw:text-box>
            <text:list text:style-name="L2">
              <text:list-item>
                <text:p text:id="id74" text:style-name="P4">Count from 1.1 up to 2.0 in increments of <text:span text:style-name="T2">0.1</text:span>:</text:p>
                <text:list>
                  <text:list-item>
                    <text:list>
                      <text:list-item>
                        <text:p text:id="id75" text:style-name="P26"><text:span text:style-name="T46">counter = 1.1</text:span></text:p>
                      </text:list-item>
                      <text:list-item>
                        <text:p text:id="id76" text:style-name="P26"><text:span text:style-name="T46">while counter != 2.0:</text:span></text:p>
                        <text:list>
                          <text:list-item>
                            <text:p text:id="id77" text:style-name="P27"><text:span text:style-name="T47">print(counter, end=“ ”)</text:span></text:p>
                          </text:list-item>
                          <text:list-item>
                            <text:p text:id="id78" text:style-name="P27"><text:span text:style-name="T47">counter += 0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id="id79" text:style-name="P4">Seems like it should work, but it might not due to inaccuracies in <text:span text:style-name="T2">floating</text:span>-point arithmetic</text:p>
                <text:list>
                  <text:list-item>
                    <text:list>
                      <text:list-item>
                        <text:p text:id="id80" text:style-name="P26"><text:span text:style-name="T46">counter = 1.1</text:span></text:p>
                      </text:list-item>
                      <text:list-item>
                        <text:p text:id="id81" text:style-name="P26"><text:span text:style-name="T46">while counter &lt; 2.0:</text:span></text:p>
                        <text:list>
                          <text:list-item>
                            <text:p text:id="id82" text:style-name="P27"><text:span text:style-name="T47">print(counter, end=“ ”)</text:span></text:p>
                          </text:list-item>
                          <text:list-item>
                            <text:p text:id="id83" text:style-name="P27"><text:span text:style-name="T47">counter += 0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3" anim:sub-item="background" smil:attributeName="visibility" smil:to="visible"/>
                  <anim:transitionFilter smil:dur="0.5s" smil:targetElement="id73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s</text:p>
          </draw:text-box>
        </draw:frame>
        <draw:frame presentation:style-name="pr5" draw:text-style-name="P7" draw:layer="layout" svg:width="25.199cm" svg:height="15.006cm" svg:x="1.4cm" svg:y="4.507cm" presentation:class="outline" presentation:user-transformed="true">
          <draw:text-box>
            <text:list text:style-name="L2">
              <text:list-item>
                <text:p text:style-name="P4"><text:span text:style-name="T53">Many loops do </text:span><text:span text:style-name="T54">counting</text:span><text:span text:style-name="T53">: the </text:span><text:span text:style-name="T54">for</text:span><text:span text:style-name="T53"> loop is an easy construct that prevents many of these errors</text:span></text:p>
              </text:list-item>
              <text:list-item>
                <text:p text:style-name="P4"><text:span text:style-name="T2">Syntax</text:span>:</text:p>
                <text:list>
                  <text:list-item>
                    <text:list>
                      <text:list-item>
                        <text:p text:style-name="P26"><text:span text:style-name="T55">for </text:span><text:span text:style-name="T56">target</text:span><text:span text:style-name="T55"> in </text:span><text:span text:style-name="T56">expression list</text:span><text:span text:style-name="T55"> :</text:span></text:p>
                        <text:list>
                          <text:list-item>
                            <text:p text:style-name="P27"><text:span text:style-name="T57">statement seque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Example</text:span>:</text:p>
                <text:list>
                  <text:list-item>
                    <text:list>
                      <text:list-item>
                        <text:p text:style-name="P26"><text:span text:style-name="T55">for counter in (0, 1, 2, 3, 4):</text:span></text:p>
                        <text:list>
                          <text:list-item>
                            <text:p text:style-name="P27"><text:span text:style-name="T58">print(counter, end=“ ”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Output: <text:span text:style-name="T50">0 1 2 3 4</text:span></text:p>
                  </text:list-item>
                </text:list>
              </text:list-item>
              <text:list-item>
                <text:p text:style-name="P4"><text:span text:style-name="T59">for loops can also take an </text:span><text:span text:style-name="T54">else</text:span><text:span text:style-name="T59"> sequence, like while loop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nge()</text:p>
          </draw:text-box>
        </draw:frame>
        <draw:frame presentation:style-name="pr5" draw:text-style-name="P4" draw:layer="layout" svg:width="25.199cm" svg:height="14.56cm" svg:x="1.4cm" svg:y="4.507cm" presentation:class="outline" presentation:user-transformed="true">
          <draw:text-box>
            <text:list text:style-name="L2">
              <text:list-item>
                <text:p text:style-name="P4">The built-in function <text:span text:style-name="T2">range()</text:span> produces a list suitable for use in a for loop:</text:p>
                <text:list>
                  <text:list-item>
                    <text:p><text:span text:style-name="T60">range(10)</text:span><text:span text:style-name="T60"><text:tab/></text:span><text:span text:style-name="T60"><text:tab/></text:span><text:span text:style-name="T61">→</text:span><text:span text:style-name="T62"> [0, 1, 2, 3, 4, 5, 6, 7, 8, 9]</text:span></text:p>
                  </text:list-item>
                  <text:list-item>
                    <text:p>Note <text:span text:style-name="T2">0-based</text:span>, and omits <text:span text:style-name="T2">end</text:span> of range</text:p>
                  </text:list-item>
                </text:list>
              </text:list-item>
              <text:list-item>
                <text:p>Specify <text:span text:style-name="T2">starting</text:span> value:</text:p>
                <text:list>
                  <text:list-item>
                    <text:p><text:span text:style-name="T60">range(1, 10)</text:span><text:span text:style-name="T60"><text:tab/></text:span><text:span text:style-name="T60"><text:tab/></text:span><text:span text:style-name="T61">→</text:span><text:span text:style-name="T62"> [1, 2, 3, 4, 5, 6, 7, 8, 9]</text:span></text:p>
                  </text:list-item>
                </text:list>
              </text:list-item>
              <text:list-item>
                <text:p>Specify <text:span text:style-name="T2">increment</text:span>:</text:p>
                <text:list>
                  <text:list-item>
                    <text:p><text:span text:style-name="T60">range(10, 0, -2)</text:span><text:span text:style-name="T60"><text:tab/></text:span><text:span text:style-name="T61">→</text:span><text:span text:style-name="T62"> [10, 8, 6, 4, 2]</text:span><text:span text:style-name="T60"><text:line-break/></text:span><text:span text:style-name="T60"/></text:p>
                  </text:list-item>
                </text:list>
              </text:list-item>
              <text:list-item>
                <text:p text:style-name="P4"><text:span text:style-name="T63">Technically, range() returns a </text:span><text:span text:style-name="T64">list</text:span><text:span text:style-name="T63"> (mutable), rather than a </text:span><text:span text:style-name="T64">tuple</text:span><text:span text:style-name="T63"> (immutable). <text:s/>More on this later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 examples</text:p>
          </draw:text-box>
        </draw:frame>
        <draw:frame presentation:style-name="pr5" draw:text-style-name="P4" draw:layer="layout" svg:width="25.199cm" svg:height="14.421cm" svg:x="1.4cm" svg:y="4.507cm" presentation:class="outline" presentation:user-transformed="true">
          <draw:text-box>
            <text:list text:style-name="L2">
              <text:list-item>
                <text:p text:style-name="P4">Print <text:span text:style-name="T2">squares</text:span> from 1<text:span text:style-name="T51">2</text:span> up to 10<text:span text:style-name="T51">2</text:span>:</text:p>
                <text:list>
                  <text:list-item>
                    <text:p><text:span text:style-name="T65">for counter in range(1, 11):</text:span></text:p>
                    <text:list>
                      <text:list-item>
                        <text:p><text:span text:style-name="T46">print( counter * counter, end=“ ”)</text:span></text:p>
                      </text:list-item>
                    </text:list>
                  </text:list-item>
                </text:list>
              </text:list-item>
              <text:list-item>
                <text:p text:style-name="P4">for loops can iterate over other <text:span text:style-name="T2">lists</text:span>:</text:p>
                <text:list>
                  <text:list-item>
                    <text:p><text:span text:style-name="T66">for apVariety in</text:span><text:span text:style-name="T66"><text:line-break/></text:span><text:span text:style-name="T66">(“Fuji”, “Braeburn”, “Gala”):</text:span></text:p>
                    <text:list>
                      <text:list-item>
                        <text:p><text:span text:style-name="T67">print(“I like %s apples!” % apVariety)</text:span><text:span text:style-name="T68"><text:line-break/></text:span><text:span text:style-name="T68"><text:line-break/></text:span><text:span text:style-name="T68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69">Technically, the for loop uses an </text:span><text:span text:style-name="T70">iterator</text:span><text:span text:style-name="T69"> to get the next item to loop over. <text:s/>Iterators are beyond the scope of CMPT140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8$Build-9502</meta:generator>
    <meta:creation-date>2009-09-23T14:14:52</meta:creation-date>
    <dc:language>en-US</dc:language>
    <meta:editing-cycles>6</meta:editing-cycles>
    <meta:editing-duration>PT00H48M46S</meta:editing-duration>
    <meta:initial-creator>sean ho</meta:initial-creator>
    <dc:date>2010-09-27T22:36:22</dc:date>
    <dc:creator>sean ho</dc:creator>
    <meta:document-statistic meta:object-count="34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